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tokoll 30.11.2015 Lukas Hofmüller:</text:p>
      <text:list xml:id="list71887310388927735" text:style-name="L1">
        <text:list-item>
          <text:p text:style-name="P1">Initialisierung der Datenban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30T14:04:38.15</meta:creation-date>
    <meta:document-statistic meta:table-count="0" meta:image-count="0" meta:object-count="0" meta:page-count="1" meta:paragraph-count="2" meta:word-count="8" meta:character-count="67"/>
    <dc:date>2015-11-30T14:08:14.72</dc:date>
    <meta:editing-duration>PT3M41S</meta:editing-duration>
    <meta:editing-cycles>1</meta:editing-cycles>
    <meta:generator>OpenOffice/4.1.0$Win32 OpenOffice.org_project/410m18$Build-9764</meta:generator>
  </office:meta>
</office:document-meta>
</file>